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Agenda</text:h>
      <text:p text:style-name="Text_20_body">Location: Edit- house, room 6209</text:p>
      <text:p text:style-name="Text_20_body">Date: 15/3 -12</text:p>
      <text:p text:style-name="Text_20_body">Time: 10.00-13.00</text:p>
      <text:p text:style-name="Text_20_body">Facilitator: <text:span text:style-name="T1">Isabelle Frölich</text:span></text:p>
      <text:p text:style-name="Text_20_body">Participants:</text:p>
      <text:list xml:id="list32312424" text:style-name="L1">
        <text:list-item>
          <text:p text:style-name="P1">Objectives (5 min)</text:p>
          <text:p text:style-name="P1">Resolve any issues preventing the team to continue (this should be possible to verify at next meeting, short clear description, use issues from project site).</text:p>
        </text:list-item>
        <text:list-item>
          <text:p text:style-name="P1">Reports (15 min)</text:p>
          <text:p text:style-name="P1">From previous meetings, solved issues, e. t. c. , see 4</text:p>
        </text:list-item>
        <text:list-item>
          <text:p text:style-name="P1">Discussion items (35 min)</text:p>
          <text:list>
            <text:list-item>
              <text:p text:style-name="P1">How do we do...?</text:p>
            </text:list-item>
            <text:list-item>
              <text:p text:style-name="P1">What to do...?</text:p>
            </text:list-item>
            <text:list-item>
              <text:p text:style-name="P1">Why is...?</text:p>
            </text:list-item>
          </text:list>
        </text:list-item>
        <text:list-item>
          <text:p text:style-name="P1">Outcomes and assignments (5 min)</text:p>
          <text:list>
            <text:list-item>
              <text:p text:style-name="P1">It's decided that only a single .... (add to Issues, Wiki, Possible RAD)</text:p>
            </text:list-item>
            <text:list-item>
              <text:p text:style-name="P1">Madeleine should finish the RAD and begin coding the classes assigned to <text:s/>her.</text:p>
            </text:list-item>
            <text:list-item>
              <text:p text:style-name="P1">Cecilia should make sure we have a finished SDD to present on Tuesday and begin with the classes assigned to her.</text:p>
            </text:list-item>
            <text:list-item>
              <text:p text:style-name="P1">Johan should begin with the classes assigned to him and is responsible for the use case text document.</text:p>
            </text:list-item>
          </text:list>
        </text:list-item>
        <text:list-item>
          <text:p text:style-name="P1">Wrap up</text:p>
          <text:list>
            <text:list-item>
              <text:p text:style-name="P1">Unsolved ...</text:p>
            </text:list-item>
            <text:list-item>
              <text:p text:style-name="P1">Next meeting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02T18:35:41</meta:creation-date>
    <dc:date>2012-03-15T18:39:51.70</dc:date>
    <meta:editing-cycles>8</meta:editing-cycles>
    <meta:editing-duration>PT6H36M58S</meta:editing-duration>
    <dc:creator>Isabelle Frölich</dc:creator>
    <meta:document-statistic meta:table-count="0" meta:image-count="0" meta:object-count="0" meta:page-count="1" meta:paragraph-count="22" meta:word-count="161" meta:character-count="888"/>
    <meta:user-defined meta:name="Info 1"/>
    <meta:user-defined meta:name="Info 2"/>
    <meta:user-defined meta:name="Info 3"/>
    <meta:user-defined meta:name="Info 4"/>
  </office:meta>
</office:document-meta>
</file>